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5d9" officeooo:paragraph-rsid="001f95d9"/>
    </style:style>
    <style:style style:name="T1" style:family="text">
      <style:text-properties officeooo:rsid="001f95d9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e <text:database-display text:table-name="Sheet1" text:table-type="table" text:column-name="id" text:database-name="Pokémon List (2019)">&lt;id&gt;</text:database-display>:<text:tab/>dexno=<text:database-display text:table-name="Sheet1" text:table-type="table" text:column-name="No." text:database-name="Pokémon List (2019)">&lt;No.&gt;</text:database-display>;<text:tab/>name=”<text:database-display text:table-name="Sheet1" text:table-type="table" text:column-name=" POKÉMON" text:database-name="Pokémon List (2019)">&lt; POKÉMON&gt;</text:database-display>”;<text:tab/>form=”<text:database-display text:table-name="Sheet1" text:table-type="table" text:column-name="FORM" text:database-name="Pokémon List (2019)">&lt;FORM&gt;</text:database-display>”;<text:tab/>type1=”<text:database-display text:table-name="Sheet1" text:table-type="table" text:column-name=" Type 1" text:database-name="Pokémon List (2019)">&lt; Type 1&gt;</text:database-display>”;<text:tab/>type2=”<text:database-display text:table-name="Sheet1" text:table-type="table" text:column-name="Type 2" text:database-name="Pokémon List (2019)">&lt;Type 2&gt;</text:database-display>”;<text:tab/>break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699cm" fo:page-height="11.4cm" style:num-format="" style:paper-tray-name="Selección automática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8:55:06.795000000</meta:creation-date>
    <dc:date>2019-05-26T09:17:38.331000000</dc:date>
    <meta:editing-duration>PT1M40S</meta:editing-duration>
    <meta:editing-cycles>1</meta:editing-cycles>
    <meta:document-statistic meta:table-count="0" meta:image-count="0" meta:object-count="0" meta:page-count="1" meta:paragraph-count="1" meta:word-count="12" meta:character-count="101" meta:non-whitespace-character-count="90"/>
    <meta:generator>LibreOffice/6.1.2.1$Windows_X86_64 LibreOffice_project/65905a128db06ba48db947242809d14d3f9a93fe</meta:generator>
  </office:meta>
</office:document-meta>
</file>